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Calibri" fo:font-size="11pt" style:font-size-asian="11pt" style:font-size-complex="11pt"/>
    </style:style>
    <style:style style:name="P2" style:family="paragraph" style:parent-style-name="No_20_Spacing" style:master-page-name="Standard">
      <style:paragraph-properties style:page-number="auto"/>
    </style:style>
    <style:style style:name="T1" style:family="text">
      <style:text-properties style:font-name="Calibri"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JIEŠTARKKUMKORTTÂ</text:span></text:p>
      <text:p text:style-name="P1"/>
      <text:p text:style-name="No_20_Spacing"><text:span text:style-name="T1">Mij raahtijm taam jieštarkkumkoortâ eidu tunjin! Tot ana sistees njamai jieštarkkum ravvuid. Piejâ koortâ taggaar sajan, kost tot muštoot tuu tarkkuumist. Täärhist njamaidâd ohtii mánuppaajeest.</text:span></text:p>
      <text:p text:style-name="P1"/>
      <text:p text:style-name="No_20_Spacing"><text:span text:style-name="T1">Mondiet tarkkuđ jieš?</text:span></text:p>
      <text:p text:style-name="P1"/>
      <text:p text:style-name="No_20_Spacing"><text:span text:style-name="T1">Raddepuurâs lii puoh táválumos puurâs Suomâst. Tot sáttá šoddâđ kiäs peri, mut nisonijn tot lii táválub. Joba jyehi káávcád nissoon puosâškuát raddepurâsân monnii muddoost jieijâs elimist. Jis raddepuurâs áiccoo tooláá, te ton ennustâs lii pyereeb. Ko tun tärhistah jieijâd njammaid merikooskâi, te tun oopah tubdâđ taid já huámášah, jis tain tábáhtuveh nubástusah.</text:span></text:p>
      <text:p text:style-name="P1"/>
      <text:p text:style-name="No_20_Spacing"><text:span text:style-name="T1">Maht tom kalga porgâđ?</text:span></text:p>
      <text:p text:style-name="P1"/>
      <text:p text:style-name="No_20_Spacing"><text:span text:style-name="T1">Jieštarkkuumân kuleh kyehti mudo: keččâm já kuldâlâddâm. Tärhibijd ravvuid tun kaavnah taam koortâ nube peln. Täärhist jieijâd njammaid ohtii mánuppaajeest. Jis tust láá mánusiih, te pyeremus äigipaje lii tállán mánusij maŋa. Merkkii jieijâd aiccâmušâid muušton. Njammain tábáhtuveh ave mield já mánuppaje jieškote-uv muddoin nubástusah, iäge puoh nubástusah lah varâliih. Jis tun aaicah jieijâd njammain epitáválii nubástus, te vääldi ohtâvuođâ tuáhtárân.</text:span></text:p>
      <text:p text:style-name="P1"/>
      <text:p text:style-name="No_20_Spacing"><text:span text:style-name="T1">KEEJÂ</text:span></text:p>
      <text:p text:style-name="P1"/>
      <text:p text:style-name="No_20_Spacing"><text:span text:style-name="T1">Keejâ njammaid spejâlist sehe nuuvt et kieđah láá vyellin já meiddei nuuvt et lah luptim taid pajas, vistig njuolgist ovddiibeln já talle kuábbáá-uv uálgi kuávlust. Keejâ meiddei njama vuálá. Kiddii huámmášume njamai stuárudâhân já háámán já <text:s/>meiddei nubástussáid, moh láá šoddâm liiškán já njamauáivážân. Keččâl linnásávt čarviimáin, et puátá-uv njamauáivást kolgos.</text:span></text:p>
      <text:p text:style-name="P1"/>
      <text:p text:style-name="No_20_Spacing"><text:span text:style-name="T1">KULDÂLÂD</text:span></text:p>
      <text:p text:style-name="P1"/>
      <text:p text:style-name="No_20_Spacing"><text:span text:style-name="T1">Viälláá káávvud já kuldâlâd kuábbáá-uv njama. Jođe ubâ njama pirrâ já teedâš siämmást suormâiguin. Toolâ suormâid njuolgâdin já oovtâst. Kiärdu kulmii nuuvt, et tutkâmnáál njama piälásâš kietâ lii vistig kiddâ roopâst, talle njuolgist meddâlkulij já viijmâg njuolgist uáivi paaldâst. Kuldâlâd meid ertpeelijd. Jis tun aaicah maidnii epitáválijd, te kuldâlâd tom várugávt.</text:span></text:p>
      <text:p text:style-name="P1"/>
      <text:p text:style-name="No_20_Spacing"><text:span text:style-name="T1">Korttâ lii pyevtittum jieškote-uv kielân oovtâstpargoost Monika-Naiset liitto ry: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i" fo:country="FI"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2pt" fo:language="fi" fo:country="FI" style:letter-kerning="false" style:font-name-asian="Calibri1" style:font-size-asian="10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Times New Roman" fo:font-family="'Times New Roman'" style:font-family-generic="roman" style:font-pitch="variable" fo:font-size="12pt" style:font-size-asian="12pt" style:language-asian="fi" style:country-asian="FI"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line-height="125%"/>
      <style:text-properties fo:color="#202020" style:font-name="Helvetica" fo:font-family="Helvetica" style:font-family-generic="roman" style:font-pitch="variable" fo:font-size="19.5pt" fo:font-weight="bold" style:font-size-asian="19.5pt" style:font-weight-asian="bold" style:font-name-complex="Helvetica1" style:font-family-complex="Helvetica" style:font-family-generic-complex="system" style:font-pitch-complex="variable" style:font-size-complex="19.5pt" style:font-weight-complex="bold"/>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Arial" style:font-family-complex="Arial" style:font-family-generic-complex="system" style:font-pitch-complex="variable" style:font-style-complex="italic"/>
    </style:style>
    <style:style style:name="Hakemisto" style:family="paragraph" style:parent-style-name="Standard" style:default-outline-level="">
      <style:paragraph-properties text:number-lines="false" text:line-number="0"/>
      <style:text-properties style:font-name-complex="Arial" style:font-family-complex="Arial" style:font-family-generic-complex="system" style:font-pitch-complex="variable"/>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style:font-name="Times New Roman" fo:font-family="'Times New Roman'" style:font-family-generic="roman" style:font-pitch="variable" fo:font-size="12pt" style:font-size-asian="12pt" style:language-asian="fi" style:country-asian="FI"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style style:name="Default_20_Paragraph_20_Font" style:display-name="Default Paragraph Font" style:family="text"/>
    <style:style style:name="Otsikko_20_1_20_Char" style:display-name="Otsikko 1 Char" style:family="text" style:parent-style-name="Default_20_Paragraph_20_Font">
      <style:text-properties fo:color="#202020" style:font-name="Helvetica" fo:font-family="Helvetica" style:font-family-generic="roman" style:font-pitch="variable" fo:font-size="19.5pt" fo:font-weight="bold" style:font-size-asian="19.5pt" style:language-asian="fi" style:country-asian="FI" style:font-weight-asian="bold" style:font-name-complex="Helvetica1" style:font-family-complex="Helvetica" style:font-family-generic-complex="system" style:font-pitch-complex="variable" style:font-size-complex="19.5pt" style:font-weight-complex="bold"/>
    </style:style>
    <style:style style:name="Painotus" style:family="text" style:parent-style-name="Default_20_Paragraph_20_Font">
      <style:text-properties fo:font-style="italic" style:font-style-asian="italic" style:font-style-complex="italic"/>
    </style:style>
    <style:style style:name="Internet-linkki"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onja</meta:initial-creator>
    <dc:creator>Petter Morottaja</dc:creator>
    <meta:editing-cycles>11</meta:editing-cycles>
    <meta:creation-date>2017-08-02T11:00:00</meta:creation-date>
    <dc:date>2021-02-15T12:14:00</dc:date>
    <dc:language>fi-FI</dc:language>
    <meta:editing-duration>PT23M</meta:editing-duration>
    <meta:generator>LibreOffice/6.4.6.2$Linux_X86_64 LibreOffice_project/40$Build-2</meta:generator>
    <meta:document-statistic meta:table-count="0" meta:image-count="0" meta:object-count="0" meta:page-count="1" meta:paragraph-count="11" meta:word-count="258" meta:character-count="1910" meta:non-whitespace-character-count="16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